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2.118cm" style:use-optimal-column-width="false"/>
    </style:style>
    <style:style style:name="co2" style:family="table-column">
      <style:table-column-properties style:column-width="3.667cm" style:use-optimal-column-width="false"/>
    </style:style>
    <style:style style:name="co3" style:family="table-column">
      <style:table-column-properties style:column-width="120.544cm" style:use-optimal-column-width="false"/>
    </style:style>
    <style:style style:name="ro1" style:family="table-row">
      <style:table-row-properties style:row-height="9.646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Tahoma" fo:font-size="180pt" fo:font-weight="bold" style:font-name-asian="Liberation Sans1" style:font-size-asian="180pt" style:font-weight-asian="bold" style:font-name-complex="Tahoma" style:font-size-complex="18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4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5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3" style:family="paragraph"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5" style:family="paragraph">
      <style:paragraph-properties fo:text-align="justify" style:text-autospace="none" style:writing-mode="rl-tb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style:font-name-asian="Liberation Sans1" style:font-size-asian="180pt" style:font-name-complex="Tahoma" style:font-size-complex="180pt"/>
    </style:style>
    <style:style style:name="T3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4" style:family="text">
      <style:text-properties style:use-window-font-color="true" loext:opacity="0%" style:font-name="Alvi Nastaleeq" fo:font-size="200pt" style:letter-kerning="true" style:font-name-asian="Liberation Sans1" style:font-size-asian="200pt" style:font-name-complex="Alvi Nastaleeq" style:font-size-complex="20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Alvi Nastaleeq" fo:font-size="200pt" fo:font-style="normal" fo:text-shadow="none" style:text-underline-style="none" fo:font-weight="normal" style:letter-kerning="true" style:font-name-asian="Liberation Sans1" style:font-size-asian="200pt" style:font-style-asian="normal" style:font-weight-asian="normal" style:font-name-complex="Alvi Nastaleeq" style:font-size-complex="20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96.328cm" svg:height="247.579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رب دے حوالے رب دے حوالے</text:span></text:p>
              </table:table-cell>
              <table:table-cell table:style-name="ce2"/>
              <table:table-cell table:style-name="ce3">
                <text:p text:style-name="P2"><text:span text:style-name="T2">Rab de hawale Rab de hawale</text:span></text:p>
              </table:table-cell>
            </table:table-row>
            <table:table-row table:style-name="ro1" table:default-cell-style-name="ce3">
              <table:table-cell table:style-name="ce4">
                <text:p text:style-name="P3"><text:span text:style-name="T3">قاتل کھڑے ہن، او خنجر سنبھالے</text:span></text:p>
              </table:table-cell>
              <table:table-cell/>
              <table:table-cell>
                <text:p text:style-name="P2"><text:span text:style-name="T2">qatil khare hain, o khanjar sambhale</text:span></text:p>
              </table:table-cell>
            </table:table-row>
            <table:table-row table:style-name="ro2" table:default-cell-style-name="ce3">
              <table:table-cell table:style-name="ce5">
                <text:p text:style-name="P4"><text:span text:style-name="T3">اکبر جو ہوندا وطنِ پہچيندا</text:span><text:span text:style-name="T3"><text:line-break/></text:span><text:span text:style-name="T3">غازی تو ہاڈے پردے بنيڑدا</text:span><text:span text:style-name="T3"><text:line-break/></text:span><text:span text:style-name="T3">ارمان سم گئے، مقتل وچھالے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akbar jo honda vatne puchenda</text:span><text:span text:style-name="T2"><text:line-break/></text:span><text:span text:style-name="T2">ghazi tu hade parde banerda</text:span><text:span text:style-name="T2"><text:line-break/></text:span><text:span text:style-name="T2">armaan sum gaye maqtal vichale</text:span></text:p>
              </table:table-cell>
            </table:table-row>
            <table:table-row table:style-name="ro2" table:default-cell-style-name="ce3">
              <table:table-cell table:style-name="ce5">
                <text:p text:style-name="P4"><text:span text:style-name="T3">دنیا تے کیا ہے، جیون دا فائدہ</text:span><text:span text:style-name="T3"><text:line-break/></text:span><text:span text:style-name="T3">ریتاں تے سم گئے شہزادہ میڈا</text:span><text:span text:style-name="T3"><text:line-break/></text:span><text:span text:style-name="T3">اکبر تے باجوں، جیون محال اے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dunya te kiya hai, jeewan da faida</text:span><text:span text:style-name="T2"><text:line-break/></text:span><text:span text:style-name="T2">retaan te sam gaye shehzada meda</text:span><text:span text:style-name="T2"><text:line-break/></text:span><text:span text:style-name="T2">akbar te bajun, jeewan muhaal ae</text:span></text:p>
              </table:table-cell>
            </table:table-row>
            <table:table-row table:style-name="ro2" table:default-cell-style-name="ce3">
              <table:table-cell table:style-name="ce5">
                <text:p text:style-name="P4"><text:span text:style-name="T3">میڈی مَیّت تے، جداں بھین آوے</text:span><text:span text:style-name="T3"><text:line-break/></text:span><text:span text:style-name="T3">جے وَس لگى تا میڈے تے لاوے</text:span><text:span text:style-name="T3"><text:line-break/></text:span><text:span text:style-name="T3">میکوں سماوے، اکبر دے نال اے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medi mayat te, jidaan bhen aawe</text:span><text:span text:style-name="T2"><text:line-break/></text:span><text:span text:style-name="T2">je was lagi taa mede te laave</text:span><text:span text:style-name="T2"><text:line-break/></text:span><text:span text:style-name="T2">mekun samaave, akbar de naal ae</text:span></text:p>
              </table:table-cell>
            </table:table-row>
            <table:table-row table:style-name="ro2" table:default-cell-style-name="ce3">
              <table:table-cell table:style-name="ce5">
                <text:p text:style-name="P4"><text:span text:style-name="T3">اَکھ وِچ بِھرا دے ہے تیر لگیا</text:span><text:span text:style-name="T3"><text:line-break/></text:span><text:span text:style-name="T3">رج رج کے فوجاں جیويں آنڑ لُٹیا</text:span><text:span text:style-name="T3"><text:line-break/></text:span><text:span text:style-name="T3">نہ دیکھ سگدا، غازی دا حال اے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akh wich bhira de hai teer lagiya</text:span><text:span text:style-name="T2"><text:line-break/></text:span><text:span text:style-name="T2">raj raj ke faujan jiwen aanr lutya</text:span><text:span text:style-name="T2"><text:line-break/></text:span><text:span text:style-name="T2">na dekh sagda, ghazi da haal ae</text:span></text:p>
              </table:table-cell>
            </table:table-row>
            <table:table-row table:style-name="ro2" table:default-cell-style-name="ce3">
              <table:table-cell table:style-name="ce5">
                <text:p text:style-name="P5"><text:span text:style-name="T4">زینب نہ خیمہ تُوں باہر آوے</text:span><text:span text:style-name="T4"><text:line-break/></text:span><text:span text:style-name="T4">خیمہ تُوں کُسدا مایكوں ڈیڈهی راہوے</text:span><text:span text:style-name="T4"><text:line-break/></text:span><text:span text:style-name="T4">میری دھی دے کھولے، نہ سر دے وال </text:span><text:span text:style-name="T3">اے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zainab na khaima tun bahr aawe</text:span><text:span text:style-name="T2"><text:line-break/></text:span><text:span text:style-name="T2">khaima tun kusda maikun dedhi rahwe</text:span><text:span text:style-name="T2"><text:line-break/></text:span><text:span text:style-name="T2">medi dhi de khole, na sir de waal ae</text:span></text:p>
              </table:table-cell>
            </table:table-row>
            <table:table-row table:style-name="ro2" table:default-cell-style-name="ce3">
              <table:table-cell table:style-name="ce5">
                <text:p text:style-name="P4"><text:span text:style-name="T3">اصغر کُوں پانی دا گھٹ نہ ملیا</text:span><text:span text:style-name="T3"><text:line-break/></text:span><text:span text:style-name="T3">گردن تے حُرمل دا تیر چلیا</text:span><text:span text:style-name="T3"><text:line-break/></text:span><text:span text:style-name="T3">ماواں تے کُس گئے، چھ ماہ دا بال اے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asghar kun pani da ghut na milya</text:span><text:span text:style-name="T2"><text:line-break/></text:span><text:span text:style-name="T2">gardan te hurmal da teer chalya</text:span><text:span text:style-name="T2"><text:line-break/></text:span><text:span text:style-name="T2">mawan te kus gaye, che mah da baal ae</text:span></text:p>
              </table:table-cell>
            </table:table-row>
            <table:table-row table:style-name="ro2" table:default-cell-style-name="ce3">
              <table:table-cell table:style-name="ce5">
                <text:p text:style-name="P4"><text:span text:style-name="T3">شبیر آکھا چادر ہٹا چا</text:span><text:span text:style-name="T3"><text:line-break/></text:span><text:span text:style-name="T3">عریان تھی سیں اوه سر چُما چا</text:span><text:span text:style-name="T3"><text:line-break/></text:span><text:span text:style-name="T3">تہندی لاہسی چادر، نیزے دے نال اے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shabbir aakha chadar hataa chaa</text:span><text:span text:style-name="T2"><text:line-break/></text:span><text:span text:style-name="T2">uryan thi sain ao sar chumaa chaa</text:span><text:span text:style-name="T2"><text:line-break/></text:span><text:span text:style-name="T2">tehndi laahsi chadar, neze de naal ae</text:span></text:p>
              </table:table-cell>
            </table:table-row>
            <table:table-row table:style-name="ro2" table:default-cell-style-name="ce3">
              <table:table-cell table:style-name="ce5">
                <text:p text:style-name="P4"><text:span text:style-name="T5">زینب نے رو کے ویرن کوں آکھا</text:span><text:span text:style-name="T5"><text:line-break/></text:span><text:span text:style-name="T5">میكوں گل چُما چا جتھے آ کے شِمرآن</text:span><text:span text:style-name="T5"><text:line-break/></text:span><text:span text:style-name="T5">خنجر چلے سی، بے دردی </text:span><text:span text:style-name="T3">نال اے</text:span></text:p>
              </table:table-cell>
              <table:table-cell>
                <text:p text:style-name="P2"><text:span text:style-name="T2">8</text:span></text:p>
              </table:table-cell>
              <table:table-cell>
                <text:p text:style-name="P2"><text:span text:style-name="T2">zainab ne ro ke veeran kun aakha</text:span><text:span text:style-name="T2"><text:line-break/></text:span><text:span text:style-name="T2">mainun gal chuma cha jithe aake shimraan</text:span><text:span text:style-name="T2"><text:line-break/></text:span><text:span text:style-name="T2">khanjar chalesi, be dardi naal ae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96.33cm" fo:page-height="247.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7T19:49:22.996444800</dc:date>
    <meta:editing-duration>PT1H18M12S</meta:editing-duration>
    <meta:editing-cycles>25</meta:editing-cycles>
    <meta:generator>LibreOffice/25.2.4.3$Windows_X86_64 LibreOffice_project/33e196637044ead23f5c3226cde09b47731f7e27</meta:generator>
    <meta:document-statistic meta:object-count="1"/>
  </office:meta>
</office:document-meta>
</file>